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Медь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I, A</text:p>
          </table:table-cell>
          <table:table-cell office:value-type="string" calcext:value-type="string">
            <text:p>m_up, мг</text:p>
          </table:table-cell>
          <table:table-cell office:value-type="string" calcext:value-type="string">
            <text:p>m_down, мг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.33" calcext:value-type="float">
            <text:p>0.3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.66" calcext:value-type="float">
            <text:p>0.66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0.83" calcext:value-type="float">
            <text:p>0.83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-26" calcext:value-type="float">
            <text:p>-26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float" office:value="1.17" calcext:value-type="float">
            <text:p>1.17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table:number-columns-repeated="29"/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Графит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string" calcext:value-type="string">
            <text:p>Графит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I, A</text:p>
          </table:table-cell>
          <table:table-cell office:value-type="string" calcext:value-type="string">
            <text:p>m_up, мг</text:p>
          </table:table-cell>
          <table:table-cell office:value-type="string" calcext:value-type="string">
            <text:p>m_down, мг</text:p>
          </table:table-cell>
          <table:table-cell table:number-columns-repeated="24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3"/>
          <table:table-cell office:value-type="string" calcext:value-type="string">
            <text:p>Алюминий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r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B^2, Тл^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_{up}, мг</text:p>
          </table:table-cell>
          <table:table-cell office:value-type="string" calcext:value-type="string">
            <text:p>m_{down}, мг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0.013888888888889" calcext:value-type="float">
            <text:p>0.013888888888889</text:p>
          </table:table-cell>
          <table:table-cell table:formula="of:=[.D24]*[.D24]" office:value-type="float" office:value="0.000192901234567904" calcext:value-type="float">
            <text:p>0.000192901234568</text:p>
          </table:table-cell>
          <table:table-cell table:formula="of:=2*[.D24]*0.009" office:value-type="float" office:value="0.000250000000000002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17" calcext:value-type="float">
            <text:p>0.17</text:p>
          </table:table-cell>
          <table:table-cell office:value-type="float" office:value="0.208333333333333" calcext:value-type="float">
            <text:p>0.208333333333333</text:p>
          </table:table-cell>
          <table:table-cell table:formula="of:=[.D25]*[.D25]" office:value-type="float" office:value="0.0434027777777776" calcext:value-type="float">
            <text:p>0.043402777777778</text:p>
          </table:table-cell>
          <table:table-cell table:formula="of:=2*[.D25]*0.009" office:value-type="float" office:value="0.00374999999999999" calcext:value-type="float">
            <text:p>0.0037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33" calcext:value-type="float">
            <text:p>0.33</text:p>
          </table:table-cell>
          <table:table-cell office:value-type="float" office:value="0.361111111111111" calcext:value-type="float">
            <text:p>0.361111111111111</text:p>
          </table:table-cell>
          <table:table-cell table:formula="of:=[.D26]*[.D26]" office:value-type="float" office:value="0.130401234567901" calcext:value-type="float">
            <text:p>0.130401234567901</text:p>
          </table:table-cell>
          <table:table-cell table:formula="of:=2*[.D26]*0.009" office:value-type="float" office:value="0.0065" calcext:value-type="float">
            <text:p>0.006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table:number-columns-repeated="9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office:value-type="float" office:value="0.541666666666667" calcext:value-type="float">
            <text:p>0.541666666666667</text:p>
          </table:table-cell>
          <table:table-cell table:formula="of:=[.D27]*[.D27]" office:value-type="float" office:value="0.293402777777778" calcext:value-type="float">
            <text:p>0.293402777777778</text:p>
          </table:table-cell>
          <table:table-cell table:formula="of:=2*[.D27]*0.009" office:value-type="float" office:value="0.00975000000000001" calcext:value-type="float">
            <text:p>0.0097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9"/>
          <table:table-cell office:value-type="string" calcext:value-type="string">
            <text:p>err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66" calcext:value-type="float">
            <text:p>0.66</text:p>
          </table:table-cell>
          <table:table-cell office:value-type="float" office:value="0.722222222222222" calcext:value-type="float">
            <text:p>0.722222222222222</text:p>
          </table:table-cell>
          <table:table-cell table:formula="of:=[.D28]*[.D28]" office:value-type="float" office:value="0.521604938271605" calcext:value-type="float">
            <text:p>0.521604938271605</text:p>
          </table:table-cell>
          <table:table-cell table:formula="of:=2*[.D28]*0.009" office:value-type="float" office:value="0.013" calcext:value-type="float">
            <text:p>0.01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14"/>
          <table:table-cell office:value-type="string" calcext:value-type="string">
            <text:p>name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B^2, Тл^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_{up}, мг</text:p>
          </table:table-cell>
          <table:table-cell office:value-type="string" calcext:value-type="string">
            <text:p>m_{down}, м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83" calcext:value-type="float">
            <text:p>0.83</text:p>
          </table:table-cell>
          <table:table-cell office:value-type="float" office:value="0.875" calcext:value-type="float">
            <text:p>0.875</text:p>
          </table:table-cell>
          <table:table-cell table:formula="of:=[.D29]*[.D29]" office:value-type="float" office:value="0.765625" calcext:value-type="float">
            <text:p>0.765625</text:p>
          </table:table-cell>
          <table:table-cell table:formula="of:=2*[.D29]*0.009" office:value-type="float" office:value="0.01575" calcext:value-type="float">
            <text:p>0.01575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14"/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0.013888888888889" calcext:value-type="float">
            <text:p>0.013888888888889</text:p>
          </table:table-cell>
          <table:table-cell office:value-type="float" office:value="0.000192901234568" calcext:value-type="float">
            <text:p>0.00019290123456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Z29]" office:value-type="float" office:value="0.000192901234568" calcext:value-type="float">
            <text:p>0.000192901234568</text:p>
          </table:table-cell>
          <table:table-cell table:formula="of:=[.AA29]" office:value-type="float" office:value="0.00025" calcext:value-type="float">
            <text:p>0.00025</text:p>
          </table:table-cell>
          <table:table-cell table:formula="of:=[.AB2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AC29]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1.02777777777778" calcext:value-type="float">
            <text:p>1.02777777777778</text:p>
          </table:table-cell>
          <table:table-cell table:formula="of:=[.D30]*[.D30]" office:value-type="float" office:value="1.05632716049383" calcext:value-type="float">
            <text:p>1.05632716049383</text:p>
          </table:table-cell>
          <table:table-cell table:formula="of:=2*[.D30]*0.009" office:value-type="float" office:value="0.0185" calcext:value-type="float">
            <text:p>0.0185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table:number-columns-repeated="14"/>
          <table:table-cell office:value-type="string" calcext:value-type="string">
            <text:p>data</text:p>
          </table:table-cell>
          <table:table-cell office:value-type="float" office:value="0.17" calcext:value-type="float">
            <text:p>0.17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043402777777778" calcext:value-type="float">
            <text:p>0.043402777777778</text:p>
          </table:table-cell>
          <table:table-cell office:value-type="float" office:value="0.00375" calcext:value-type="float">
            <text:p>0.003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Z30]" office:value-type="float" office:value="0.043402777777778" calcext:value-type="float">
            <text:p>0.043402777777778</text:p>
          </table:table-cell>
          <table:table-cell table:formula="of:=[.AA30]" office:value-type="float" office:value="0.00375" calcext:value-type="float">
            <text:p>0.00375</text:p>
          </table:table-cell>
          <table:table-cell table:formula="of:=[.AB30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AC30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.17" calcext:value-type="float">
            <text:p>1.17</text:p>
          </table:table-cell>
          <table:table-cell office:value-type="float" office:value="1.125" calcext:value-type="float">
            <text:p>1.125</text:p>
          </table:table-cell>
          <table:table-cell table:formula="of:=[.D31]*[.D31]" office:value-type="float" office:value="1.265625" calcext:value-type="float">
            <text:p>1.265625</text:p>
          </table:table-cell>
          <table:table-cell table:formula="of:=2*[.D31]*0.009" office:value-type="float" office:value="0.02025" calcext:value-type="float">
            <text:p>0.0202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14"/>
          <table:table-cell office:value-type="string" calcext:value-type="string">
            <text:p>data</text:p>
          </table:table-cell>
          <table:table-cell office:value-type="float" office:value="0.33" calcext:value-type="float">
            <text:p>0.33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130401234567901" calcext:value-type="float">
            <text:p>0.130401234567901</text:p>
          </table:table-cell>
          <table:table-cell office:value-type="float" office:value="0.0065" calcext:value-type="float">
            <text:p>0.00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Z31]" office:value-type="float" office:value="0.130401234567901" calcext:value-type="float">
            <text:p>0.130401234567901</text:p>
          </table:table-cell>
          <table:table-cell table:formula="of:=[.AA31]" office:value-type="float" office:value="0.0065" calcext:value-type="float">
            <text:p>0.0065</text:p>
          </table:table-cell>
          <table:table-cell table:formula="of:=[.AB31]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AC31]"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293402777777778" calcext:value-type="float">
            <text:p>0.29340277777777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Z32]" office:value-type="float" office:value="0.293402777777778" calcext:value-type="float">
            <text:p>0.293402777777778</text:p>
          </table:table-cell>
          <table:table-cell table:formula="of:=[.AA32]" office:value-type="float" office:value="0.00975" calcext:value-type="float">
            <text:p>0.00975</text:p>
          </table:table-cell>
          <table:table-cell table:formula="of:=[.AB32]"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AC32]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66" calcext:value-type="float">
            <text:p>0.66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521604938271605" calcext:value-type="float">
            <text:p>0.521604938271605</text:p>
          </table:table-cell>
          <table:table-cell office:value-type="float" office:value="0.013" calcext:value-type="float">
            <text:p>0.0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Z33]" office:value-type="float" office:value="0.521604938271605" calcext:value-type="float">
            <text:p>0.521604938271605</text:p>
          </table:table-cell>
          <table:table-cell table:formula="of:=[.AA33]" office:value-type="float" office:value="0.013" calcext:value-type="float">
            <text:p>0.013</text:p>
          </table:table-cell>
          <table:table-cell table:formula="of:=[.AB33]"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formula="of:=[.AC33]"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83" calcext:value-type="float">
            <text:p>0.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Z34]" office:value-type="float" office:value="0.765625" calcext:value-type="float">
            <text:p>0.765625</text:p>
          </table:table-cell>
          <table:table-cell table:formula="of:=[.AA34]" office:value-type="float" office:value="0.01575" calcext:value-type="float">
            <text:p>0.01575</text:p>
          </table:table-cell>
          <table:table-cell table:formula="of:=[.AB34]"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formula="of:=[.AC34]"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4"/>
          <table:table-cell office:value-type="float" office:value="13.8888888888889" calcext:value-type="float">
            <text:p>13.8888888888889</text:p>
          </table:table-cell>
          <table:table-cell table:formula="of:=[.O35]/1000" office:value-type="float" office:value="0.0138888888888889" calcext:value-type="float">
            <text:p>0.013888888888889</text:p>
          </table:table-cell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1.05632716049383" calcext:value-type="float">
            <text:p>1.05632716049383</text:p>
          </table:table-cell>
          <table:table-cell office:value-type="float" office:value="0.0185" calcext:value-type="float">
            <text:p>0.018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Z35]" office:value-type="float" office:value="1.05632716049383" calcext:value-type="float">
            <text:p>1.05632716049383</text:p>
          </table:table-cell>
          <table:table-cell table:formula="of:=[.AA35]" office:value-type="float" office:value="0.0185" calcext:value-type="float">
            <text:p>0.0185</text:p>
          </table:table-cell>
          <table:table-cell table:formula="of:=[.AB35]"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formula="of:=[.AC35]"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4"/>
          <table:table-cell office:value-type="float" office:value="208.333333333333" calcext:value-type="float">
            <text:p>208.333333333333</text:p>
          </table:table-cell>
          <table:table-cell table:formula="of:=[.O36]/1000" office:value-type="float" office:value="0.208333333333333" calcext:value-type="float">
            <text:p>0.208333333333333</text:p>
          </table:table-cell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.17" calcext:value-type="float">
            <text:p>1.17</text:p>
          </table:table-cell>
          <table:table-cell office:value-type="float" office:value="1.125" calcext:value-type="float">
            <text:p>1.125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0.02025" calcext:value-type="float">
            <text:p>0.0202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/>
          <table:table-cell table:formula="of:=[.Z36]" office:value-type="float" office:value="1.265625" calcext:value-type="float">
            <text:p>1.265625</text:p>
          </table:table-cell>
          <table:table-cell table:formula="of:=[.AA36]" office:value-type="float" office:value="0.02025" calcext:value-type="float">
            <text:p>0.02025</text:p>
          </table:table-cell>
          <table:table-cell table:formula="of:=[.AB36]"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formula="of:=[.AC36]"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4"/>
          <table:table-cell office:value-type="float" office:value="361.111111111111" calcext:value-type="float">
            <text:p>361.111111111111</text:p>
          </table:table-cell>
          <table:table-cell table:formula="of:=[.O37]/1000" office:value-type="float" office:value="0.361111111111111" calcext:value-type="float">
            <text:p>0.361111111111111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541.666666666667" calcext:value-type="float">
            <text:p>541.666666666667</text:p>
          </table:table-cell>
          <table:table-cell table:formula="of:=[.O38]/1000" office:value-type="float" office:value="0.541666666666667" calcext:value-type="float">
            <text:p>0.541666666666667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722.222222222222" calcext:value-type="float">
            <text:p>722.222222222222</text:p>
          </table:table-cell>
          <table:table-cell table:formula="of:=[.O39]/1000" office:value-type="float" office:value="0.722222222222222" calcext:value-type="float">
            <text:p>0.722222222222222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875" calcext:value-type="float">
            <text:p>875</text:p>
          </table:table-cell>
          <table:table-cell table:formula="of:=[.O40]/1000" office:value-type="float" office:value="0.875" calcext:value-type="float">
            <text:p>0.875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1027.77777777778" calcext:value-type="float">
            <text:p>1027.77777777778</text:p>
          </table:table-cell>
          <table:table-cell table:formula="of:=[.O41]/1000" office:value-type="float" office:value="1.02777777777778" calcext:value-type="float">
            <text:p>1.02777777777778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1125" calcext:value-type="float">
            <text:p>1125</text:p>
          </table:table-cell>
          <table:table-cell table:formula="of:=[.O42]/1000" office:value-type="float" office:value="1.125" calcext:value-type="float">
            <text:p>1.125</text:p>
          </table:table-cell>
          <table:table-cell table:number-columns-repeated="21"/>
        </table:table-row>
        <table:table-row table:style-name="ro1">
          <table:table-cell table:number-columns-repeated="26"/>
          <table:table-cell office:value-type="string" calcext:value-type="string">
            <text:p>Медь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r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table:formula="of:=[.D44]/72*10000" office:value-type="float" office:value="6.94444444444444" calcext:value-type="float">
            <text:p>6.9444444444444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F, мВб</text:p>
          </table:table-cell>
          <table:table-cell office:value-type="string" calcext:value-type="string">
            <text:p>B, мТл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D47]/72*10000" office:value-type="float" office:value="13.8888888888889" calcext:value-type="float">
            <text:p>13.88888888888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17" calcext:value-type="float">
            <text:p>0.17</text:p>
          </table:table-cell>
          <table:table-cell table:formula="of:=1.7-0.2" office:value-type="float" office:value="1.5" calcext:value-type="float">
            <text:p>1.5</text:p>
          </table:table-cell>
          <table:table-cell table:formula="of:=[.D48]/72*10000" office:value-type="float" office:value="208.333333333333" calcext:value-type="float">
            <text:p>208.333333333333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office:value-type="float" office:value="208.333333333333" calcext:value-type="float">
            <text:p>208.3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33" calcext:value-type="float">
            <text:p>0.33</text:p>
          </table:table-cell>
          <table:table-cell table:formula="of:=7.5-4.9" office:value-type="float" office:value="2.6" calcext:value-type="float">
            <text:p>2.6</text:p>
          </table:table-cell>
          <table:table-cell table:formula="of:=[.D49]/72*10000" office:value-type="float" office:value="361.111111111111" calcext:value-type="float">
            <text:p>361.111111111111</text:p>
          </table:table-cell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361.111111111111" calcext:value-type="float">
            <text:p>361.111111111111</text:p>
          </table:table-cell>
          <table:table-cell table:formula="of:=[.K48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err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table:formula="of:=8.7-4.8" office:value-type="float" office:value="3.9" calcext:value-type="float">
            <text:p>3.9</text:p>
          </table:table-cell>
          <table:table-cell table:formula="of:=[.D50]/72*10000" office:value-type="float" office:value="541.666666666667" calcext:value-type="float">
            <text:p>541.66666666666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541.666666666667" calcext:value-type="float">
            <text:p>541.666666666667</text:p>
          </table:table-cell>
          <table:table-cell table:formula="of:=[.K49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name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B^2, Тл^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_{up}, мг</text:p>
          </table:table-cell>
          <table:table-cell office:value-type="string" calcext:value-type="string">
            <text:p>m_{down}, м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66" calcext:value-type="float">
            <text:p>0.66</text:p>
          </table:table-cell>
          <table:table-cell table:formula="of:=9.8-4.6" office:value-type="float" office:value="5.2" calcext:value-type="float">
            <text:p>5.2</text:p>
          </table:table-cell>
          <table:table-cell table:formula="of:=[.D51]/72*10000" office:value-type="float" office:value="722.222222222222" calcext:value-type="float">
            <text:p>722.222222222222</text:p>
          </table:table-cell>
          <table:table-cell table:number-columns-repeated="3"/>
          <table:table-cell office:value-type="float" office:value="0.66" calcext:value-type="float">
            <text:p>0.66</text:p>
          </table:table-cell>
          <table:table-cell office:value-type="float" office:value="722.222222222222" calcext:value-type="float">
            <text:p>722.222222222222</text:p>
          </table:table-cell>
          <table:table-cell table:formula="of:=[.K50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0.013888888888889" calcext:value-type="float">
            <text:p>0.013888888888889</text:p>
          </table:table-cell>
          <table:table-cell office:value-type="float" office:value="0.000192901234568" calcext:value-type="float">
            <text:p>0.00019290123456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Z51]" office:value-type="float" office:value="0.000192901234568" calcext:value-type="float">
            <text:p>0.000192901234568</text:p>
          </table:table-cell>
          <table:table-cell table:formula="of:=[.AA51]" office:value-type="float" office:value="0.00025" calcext:value-type="float">
            <text:p>0.00025</text:p>
          </table:table-cell>
          <table:table-cell table:formula="of:=[.AB51]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AC5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0.83" calcext:value-type="float">
            <text:p>0.83</text:p>
          </table:table-cell>
          <table:table-cell table:formula="of:=7.7-1.4" office:value-type="float" office:value="6.3" calcext:value-type="float">
            <text:p>6.3</text:p>
          </table:table-cell>
          <table:table-cell table:formula="of:=[.D52]/72*10000" office:value-type="float" office:value="875" calcext:value-type="float">
            <text:p>875</text:p>
          </table:table-cell>
          <table:table-cell table:number-columns-repeated="3"/>
          <table:table-cell office:value-type="float" office:value="0.83" calcext:value-type="float">
            <text:p>0.83</text:p>
          </table:table-cell>
          <table:table-cell office:value-type="float" office:value="875" calcext:value-type="float">
            <text:p>875</text:p>
          </table:table-cell>
          <table:table-cell table:formula="of:=[.K51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data</text:p>
          </table:table-cell>
          <table:table-cell office:value-type="float" office:value="0.17" calcext:value-type="float">
            <text:p>0.17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043402777777778" calcext:value-type="float">
            <text:p>0.04340277777777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Z52]" office:value-type="float" office:value="0.043402777777778" calcext:value-type="float">
            <text:p>0.043402777777778</text:p>
          </table:table-cell>
          <table:table-cell table:formula="of:=[.AA52]" office:value-type="float" office:value="0.00375" calcext:value-type="float">
            <text:p>0.00375</text:p>
          </table:table-cell>
          <table:table-cell table:formula="of:=[.AB5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AC52]"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formula="of:=8.7-1.3" office:value-type="float" office:value="7.4" calcext:value-type="float">
            <text:p>7.4</text:p>
          </table:table-cell>
          <table:table-cell table:formula="of:=[.D53]/72*10000" office:value-type="float" office:value="1027.77777777778" calcext:value-type="float">
            <text:p>1027.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7.77777777778" calcext:value-type="float">
            <text:p>1027.77777777778</text:p>
          </table:table-cell>
          <table:table-cell table:formula="of:=[.K52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data</text:p>
          </table:table-cell>
          <table:table-cell office:value-type="float" office:value="0.33" calcext:value-type="float">
            <text:p>0.33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130401234567901" calcext:value-type="float">
            <text:p>0.130401234567901</text:p>
          </table:table-cell>
          <table:table-cell office:value-type="float" office:value="0.0065" calcext:value-type="float">
            <text:p>0.006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formula="of:=[.Z53]" office:value-type="float" office:value="0.130401234567901" calcext:value-type="float">
            <text:p>0.130401234567901</text:p>
          </table:table-cell>
          <table:table-cell table:formula="of:=[.AA53]" office:value-type="float" office:value="0.0065" calcext:value-type="float">
            <text:p>0.0065</text:p>
          </table:table-cell>
          <table:table-cell table:formula="of:=[.AB53]"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  <table:table-cell table:formula="of:=[.AC53]" office:value-type="float" office:value="-5" calcext:value-type="float">
            <text:p>-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.17" calcext:value-type="float">
            <text:p>1.17</text:p>
          </table:table-cell>
          <table:table-cell table:formula="of:=8.3-0.2" office:value-type="float" office:value="8.1" calcext:value-type="float">
            <text:p>8.1</text:p>
          </table:table-cell>
          <table:table-cell table:formula="of:=[.D54]/72*10000" office:value-type="float" office:value="1125" calcext:value-type="float">
            <text:p>1125</text:p>
          </table:table-cell>
          <table:table-cell table:number-columns-repeated="3"/>
          <table:table-cell office:value-type="float" office:value="1.17" calcext:value-type="float">
            <text:p>1.17</text:p>
          </table:table-cell>
          <table:table-cell office:value-type="float" office:value="1125" calcext:value-type="float">
            <text:p>1125</text:p>
          </table:table-cell>
          <table:table-cell table:formula="of:=[.K53]" office:value-type="float" office:value="0.005" calcext:value-type="float">
            <text:p>0.005</text:p>
          </table:table-cell>
          <table:table-cell office:value-type="float" office:value="6.94444444444444" calcext:value-type="float">
            <text:p>6.94444444444444</text:p>
          </table:table-cell>
          <table:table-cell table:number-columns-repeated="10"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293402777777778" calcext:value-type="float">
            <text:p>0.29340277777777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table:formula="of:=[.Z54]" office:value-type="float" office:value="0.293402777777778" calcext:value-type="float">
            <text:p>0.293402777777778</text:p>
          </table:table-cell>
          <table:table-cell table:formula="of:=[.AA54]" office:value-type="float" office:value="0.00975" calcext:value-type="float">
            <text:p>0.00975</text:p>
          </table:table-cell>
          <table:table-cell table:formula="of:=[.AB54]"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formula="of:=[.AC54]" office:value-type="float" office:value="-9" calcext:value-type="float">
            <text:p>-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66" calcext:value-type="float">
            <text:p>0.66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521604938271605" calcext:value-type="float">
            <text:p>0.521604938271605</text:p>
          </table:table-cell>
          <table:table-cell office:value-type="float" office:value="0.013" calcext:value-type="float">
            <text:p>0.013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table:formula="of:=[.Z55]" office:value-type="float" office:value="0.521604938271605" calcext:value-type="float">
            <text:p>0.521604938271605</text:p>
          </table:table-cell>
          <table:table-cell table:formula="of:=[.AA55]" office:value-type="float" office:value="0.013" calcext:value-type="float">
            <text:p>0.013</text:p>
          </table:table-cell>
          <table:table-cell table:formula="of:=[.AB55]" office:value-type="float" office:value="-11" calcext:value-type="float">
            <text:p>-11</text:p>
          </table:table-cell>
          <table:table-cell office:value-type="float" office:value="0.5" calcext:value-type="float">
            <text:p>0.5</text:p>
          </table:table-cell>
          <table:table-cell table:formula="of:=[.AC55]" office:value-type="float" office:value="-15" calcext:value-type="float">
            <text:p>-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83" calcext:value-type="float">
            <text:p>0.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table:formula="of:=[.Z56]" office:value-type="float" office:value="0.765625" calcext:value-type="float">
            <text:p>0.765625</text:p>
          </table:table-cell>
          <table:table-cell table:formula="of:=[.AA56]" office:value-type="float" office:value="0.01575" calcext:value-type="float">
            <text:p>0.01575</text:p>
          </table:table-cell>
          <table:table-cell table:formula="of:=[.AB56]" office:value-type="float" office:value="-18" calcext:value-type="float">
            <text:p>-18</text:p>
          </table:table-cell>
          <table:table-cell office:value-type="float" office:value="0.5" calcext:value-type="float">
            <text:p>0.5</text:p>
          </table:table-cell>
          <table:table-cell table:formula="of:=[.AC56]" office:value-type="float" office:value="-21" calcext:value-type="float">
            <text:p>-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1.05632716049383" calcext:value-type="float">
            <text:p>1.05632716049383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-26" calcext:value-type="float">
            <text:p>-26</text:p>
          </table:table-cell>
          <table:table-cell table:number-columns-repeated="2"/>
          <table:table-cell table:formula="of:=[.Z57]" office:value-type="float" office:value="1.05632716049383" calcext:value-type="float">
            <text:p>1.05632716049383</text:p>
          </table:table-cell>
          <table:table-cell table:formula="of:=[.AA57]" office:value-type="float" office:value="0.0185" calcext:value-type="float">
            <text:p>0.0185</text:p>
          </table:table-cell>
          <table:table-cell table:formula="of:=[.AB57]" office:value-type="float" office:value="-26" calcext:value-type="float">
            <text:p>-26</text:p>
          </table:table-cell>
          <table:table-cell office:value-type="float" office:value="0.5" calcext:value-type="float">
            <text:p>0.5</text:p>
          </table:table-cell>
          <table:table-cell table:formula="of:=[.AC57]" office:value-type="float" office:value="-26" calcext:value-type="float">
            <text:p>-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1.17" calcext:value-type="float">
            <text:p>1.17</text:p>
          </table:table-cell>
          <table:table-cell office:value-type="float" office:value="1.125" calcext:value-type="float">
            <text:p>1.125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table:formula="of:=[.Z58]" office:value-type="float" office:value="1.265625" calcext:value-type="float">
            <text:p>1.265625</text:p>
          </table:table-cell>
          <table:table-cell table:formula="of:=[.AA58]" office:value-type="float" office:value="0.02025" calcext:value-type="float">
            <text:p>0.02025</text:p>
          </table:table-cell>
          <table:table-cell table:formula="of:=[.AB58]" office:value-type="float" office:value="-31" calcext:value-type="float">
            <text:p>-31</text:p>
          </table:table-cell>
          <table:table-cell office:value-type="float" office:value="0.5" calcext:value-type="float">
            <text:p>0.5</text:p>
          </table:table-cell>
          <table:table-cell table:formula="of:=[.AC58]" office:value-type="float" office:value="-32" calcext:value-type="float">
            <text:p>-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26"/>
          <table:table-cell office:value-type="string" calcext:value-type="string">
            <text:p>Графит</text:p>
          </table:table-cell>
          <table:table-cell table:number-columns-repeated="10"/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err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name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Тл</text:p>
          </table:table-cell>
          <table:table-cell office:value-type="string" calcext:value-type="string">
            <text:p>B^2, Тл^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_{up}, мг</text:p>
          </table:table-cell>
          <table:table-cell office:value-type="string" calcext:value-type="string">
            <text:p>m_{down}, мг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0.013888888888889" calcext:value-type="float">
            <text:p>0.013888888888889</text:p>
          </table:table-cell>
          <table:table-cell table:formula="of:=[.Y73]*[.Y73]" office:value-type="float" office:value="0.000192901234567904" calcext:value-type="float">
            <text:p>0.000192901234568</text:p>
          </table:table-cell>
          <table:table-cell table:formula="of:=2*[.Y73]*0.009" office:value-type="float" office:value="0.000250000000000002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Z73]" office:value-type="float" office:value="0.000192901234567904" calcext:value-type="float">
            <text:p>0.000192901234568</text:p>
          </table:table-cell>
          <table:table-cell table:formula="of:=[.AA73]" office:value-type="float" office:value="0.000250000000000002" calcext:value-type="float">
            <text:p>0.00025</text:p>
          </table:table-cell>
          <table:table-cell table:formula="of:=[.AB7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AC73]"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17" calcext:value-type="float">
            <text:p>0.17</text:p>
          </table:table-cell>
          <table:table-cell office:value-type="float" office:value="0.208333333333333" calcext:value-type="float">
            <text:p>0.208333333333333</text:p>
          </table:table-cell>
          <table:table-cell table:formula="of:=[.Y74]*[.Y74]" office:value-type="float" office:value="0.0434027777777776" calcext:value-type="float">
            <text:p>0.043402777777778</text:p>
          </table:table-cell>
          <table:table-cell table:formula="of:=2*[.Y74]*0.009" office:value-type="float" office:value="0.00374999999999999" calcext:value-type="float">
            <text:p>0.0037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Z74]" office:value-type="float" office:value="0.0434027777777776" calcext:value-type="float">
            <text:p>0.043402777777778</text:p>
          </table:table-cell>
          <table:table-cell table:formula="of:=[.AA74]" office:value-type="float" office:value="0.00374999999999999" calcext:value-type="float">
            <text:p>0.00375</text:p>
          </table:table-cell>
          <table:table-cell table:formula="of:=[.AB74]"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formula="of:=[.AC74]"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33" calcext:value-type="float">
            <text:p>0.33</text:p>
          </table:table-cell>
          <table:table-cell office:value-type="float" office:value="0.361111111111111" calcext:value-type="float">
            <text:p>0.361111111111111</text:p>
          </table:table-cell>
          <table:table-cell table:formula="of:=[.Y75]*[.Y75]" office:value-type="float" office:value="0.130401234567901" calcext:value-type="float">
            <text:p>0.130401234567901</text:p>
          </table:table-cell>
          <table:table-cell table:formula="of:=2*[.Y75]*0.009" office:value-type="float" office:value="0.0065" calcext:value-type="float">
            <text:p>0.006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Z75]" office:value-type="float" office:value="0.130401234567901" calcext:value-type="float">
            <text:p>0.130401234567901</text:p>
          </table:table-cell>
          <table:table-cell table:formula="of:=[.AA75]" office:value-type="float" office:value="0.0065" calcext:value-type="float">
            <text:p>0.0065</text:p>
          </table:table-cell>
          <table:table-cell table:formula="of:=[.AB75]"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 table:formula="of:=[.AC75]"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5" calcext:value-type="float">
            <text:p>0.5</text:p>
          </table:table-cell>
          <table:table-cell office:value-type="float" office:value="0.541666666666667" calcext:value-type="float">
            <text:p>0.541666666666667</text:p>
          </table:table-cell>
          <table:table-cell table:formula="of:=[.Y76]*[.Y76]" office:value-type="float" office:value="0.293402777777778" calcext:value-type="float">
            <text:p>0.293402777777778</text:p>
          </table:table-cell>
          <table:table-cell table:formula="of:=2*[.Y76]*0.009" office:value-type="float" office:value="0.00975000000000001" calcext:value-type="float">
            <text:p>0.0097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Z76]" office:value-type="float" office:value="0.293402777777778" calcext:value-type="float">
            <text:p>0.293402777777778</text:p>
          </table:table-cell>
          <table:table-cell table:formula="of:=[.AA76]" office:value-type="float" office:value="0.00975000000000001" calcext:value-type="float">
            <text:p>0.00975</text:p>
          </table:table-cell>
          <table:table-cell table:formula="of:=[.AB76]" office:value-type="float" office:value="136" calcext:value-type="float">
            <text:p>136</text:p>
          </table:table-cell>
          <table:table-cell office:value-type="float" office:value="0.5" calcext:value-type="float">
            <text:p>0.5</text:p>
          </table:table-cell>
          <table:table-cell table:formula="of:=[.AC76]"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66" calcext:value-type="float">
            <text:p>0.66</text:p>
          </table:table-cell>
          <table:table-cell office:value-type="float" office:value="0.722222222222222" calcext:value-type="float">
            <text:p>0.722222222222222</text:p>
          </table:table-cell>
          <table:table-cell table:formula="of:=[.Y77]*[.Y77]" office:value-type="float" office:value="0.521604938271605" calcext:value-type="float">
            <text:p>0.521604938271605</text:p>
          </table:table-cell>
          <table:table-cell table:formula="of:=2*[.Y77]*0.009" office:value-type="float" office:value="0.013" calcext:value-type="float">
            <text:p>0.01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formula="of:=[.Z77]" office:value-type="float" office:value="0.521604938271605" calcext:value-type="float">
            <text:p>0.521604938271605</text:p>
          </table:table-cell>
          <table:table-cell table:formula="of:=[.AA77]" office:value-type="float" office:value="0.013" calcext:value-type="float">
            <text:p>0.013</text:p>
          </table:table-cell>
          <table:table-cell table:formula="of:=[.AB77]" office:value-type="float" office:value="184" calcext:value-type="float">
            <text:p>184</text:p>
          </table:table-cell>
          <table:table-cell office:value-type="float" office:value="0.5" calcext:value-type="float">
            <text:p>0.5</text:p>
          </table:table-cell>
          <table:table-cell table:formula="of:=[.AC77]"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0.83" calcext:value-type="float">
            <text:p>0.83</text:p>
          </table:table-cell>
          <table:table-cell office:value-type="float" office:value="0.875" calcext:value-type="float">
            <text:p>0.875</text:p>
          </table:table-cell>
          <table:table-cell table:formula="of:=[.Y78]*[.Y78]" office:value-type="float" office:value="0.765625" calcext:value-type="float">
            <text:p>0.765625</text:p>
          </table:table-cell>
          <table:table-cell table:formula="of:=2*[.Y78]*0.009" office:value-type="float" office:value="0.01575" calcext:value-type="float">
            <text:p>0.01575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[.Z78]" office:value-type="float" office:value="0.765625" calcext:value-type="float">
            <text:p>0.765625</text:p>
          </table:table-cell>
          <table:table-cell table:formula="of:=[.AA78]" office:value-type="float" office:value="0.01575" calcext:value-type="float">
            <text:p>0.01575</text:p>
          </table:table-cell>
          <table:table-cell table:formula="of:=[.AB78]" office:value-type="float" office:value="229" calcext:value-type="float">
            <text:p>229</text:p>
          </table:table-cell>
          <table:table-cell office:value-type="float" office:value="0.5" calcext:value-type="float">
            <text:p>0.5</text:p>
          </table:table-cell>
          <table:table-cell table:formula="of:=[.AC78]" office:value-type="float" office:value="226" calcext:value-type="float">
            <text:p>2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1.02777777777778" calcext:value-type="float">
            <text:p>1.02777777777778</text:p>
          </table:table-cell>
          <table:table-cell table:formula="of:=[.Y79]*[.Y79]" office:value-type="float" office:value="1.05632716049383" calcext:value-type="float">
            <text:p>1.05632716049383</text:p>
          </table:table-cell>
          <table:table-cell table:formula="of:=2*[.Y79]*0.009" office:value-type="float" office:value="0.0185" calcext:value-type="float">
            <text:p>0.0185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[.Z79]" office:value-type="float" office:value="1.05632716049383" calcext:value-type="float">
            <text:p>1.05632716049383</text:p>
          </table:table-cell>
          <table:table-cell table:formula="of:=[.AA79]" office:value-type="float" office:value="0.0185" calcext:value-type="float">
            <text:p>0.0185</text:p>
          </table:table-cell>
          <table:table-cell table:formula="of:=[.AB79]"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  <table:table-cell table:formula="of:=[.AC79]"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1.17" calcext:value-type="float">
            <text:p>1.17</text:p>
          </table:table-cell>
          <table:table-cell office:value-type="float" office:value="1.125" calcext:value-type="float">
            <text:p>1.125</text:p>
          </table:table-cell>
          <table:table-cell table:formula="of:=[.Y80]*[.Y80]" office:value-type="float" office:value="1.265625" calcext:value-type="float">
            <text:p>1.265625</text:p>
          </table:table-cell>
          <table:table-cell table:formula="of:=2*[.Y80]*0.009" office:value-type="float" office:value="0.02025" calcext:value-type="float">
            <text:p>0.0202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formula="of:=[.Z80]" office:value-type="float" office:value="1.265625" calcext:value-type="float">
            <text:p>1.265625</text:p>
          </table:table-cell>
          <table:table-cell table:formula="of:=[.AA80]" office:value-type="float" office:value="0.02025" calcext:value-type="float">
            <text:p>0.02025</text:p>
          </table:table-cell>
          <table:table-cell table:formula="of:=[.AB80]"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table:formula="of:=[.AC80]" office:value-type="float" office:value="283" calcext:value-type="float">
            <text:p>283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2:36:51.97618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5:48:54.196624842</meta:creation-date>
    <meta:generator>LibreOffice/6.0.7.3$Linux_X86_64 LibreOffice_project/00m0$Build-3</meta:generator>
    <dc:date>2020-09-23T04:58:47.666040192</dc:date>
    <meta:editing-duration>PT1H57M26S</meta:editing-duration>
    <meta:editing-cycles>15</meta:editing-cycles>
    <meta:document-statistic meta:table-count="1" meta:cell-count="607" meta:object-count="0"/>
  </office:meta>
</office:document-meta>
</file>